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119029" officeooo:paragraph-rsid="00119029"/>
    </style:style>
    <style:style style:name="P2" style:family="paragraph" style:parent-style-name="Title">
      <style:text-properties officeooo:rsid="00119029" officeooo:paragraph-rsid="00119029"/>
    </style:style>
    <style:style style:name="P3" style:family="paragraph" style:parent-style-name="Text_20_body">
      <style:text-properties officeooo:rsid="00119029" officeooo:paragraph-rsid="00119029"/>
    </style:style>
    <style:style style:name="P4" style:family="paragraph" style:parent-style-name="Text_20_body" style:list-style-name="L1">
      <style:text-properties officeooo:rsid="00119029" officeooo:paragraph-rsid="00119029"/>
    </style:style>
    <style:style style:name="P5" style:family="paragraph" style:parent-style-name="Text_20_body" style:list-style-name="L1">
      <style:text-properties officeooo:rsid="001275d9" officeooo:paragraph-rsid="001275d9"/>
    </style:style>
    <style:style style:name="P6" style:family="paragraph" style:parent-style-name="Text_20_body">
      <style:text-properties officeooo:rsid="001275d9" officeooo:paragraph-rsid="001275d9"/>
    </style:style>
    <style:style style:name="P7" style:family="paragraph" style:parent-style-name="Text_20_body">
      <style:text-properties officeooo:rsid="00132151" officeooo:paragraph-rsid="00132151"/>
    </style:style>
    <style:style style:name="P8" style:family="paragraph" style:parent-style-name="Heading_20_1">
      <style:text-properties officeooo:rsid="00119029" officeooo:paragraph-rsid="001190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439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</text:p>
      <text:p text:style-name="P1">Remoting and web services part. VI SF Ref.</text:p>
      <text:p text:style-name="P3"/>
      <text:h text:style-name="P8" text:outline-level="1">Introduction</text:h>
      <text:p text:style-name="P3">Spring features integration classes for remoting support using various technologies. Currently, Spring supports the following remoting technologies:</text:p>
      <text:list xml:id="list7709238142940951374" text:style-name="L1">
        <text:list-item>
          <text:p text:style-name="P4">RMI</text:p>
        </text:list-item>
        <text:list-item>
          <text:p text:style-name="P4">Spring's HTTP invoker</text:p>
        </text:list-item>
        <text:list-item>
          <text:p text:style-name="P4">Hessian</text:p>
        </text:list-item>
        <text:list-item>
          <text:p text:style-name="P5">Burlap</text:p>
        </text:list-item>
        <text:list-item>
          <text:p text:style-name="P5">JAX-WS</text:p>
        </text:list-item>
        <text:list-item>
          <text:p text:style-name="P5">JMS</text:p>
        </text:list-item>
        <text:list-item>
          <text:p text:style-name="P5">AMQP</text:p>
        </text:list-item>
      </text:list>
      <text:p text:style-name="P6"/>
      <text:h text:style-name="Heading_20_1" text:outline-level="1">Accessing RESTful services on the Client <text:span text:style-name="T3">(par. 22.10 SF-Ref)</text:span></text:h>
      <text:p text:style-name="P7">The <text:span text:style-name="T1">RestTemplate</text:span> is the core class for client-side access to RESTful services. It is conceptually similar to other template classes in Spring, such as JdbcTemplate and JmsTemplate.</text:p>
      <text:p text:style-name="P7">RestTemplate provides higher level methods that correnspond to each of the six main HTTP methods that make invoking many RESTful services a one-liner and enforce REST best practices.</text:p>
      <text:p text:style-name="P7"><text:span text:style-name="T2">RestTemplate has an asynchronous counter-part</text:span>!!!</text:p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4:06:23.529000000</meta:creation-date>
    <dc:date>2015-02-17T17:42:58.236000000</dc:date>
    <meta:editing-duration>PT2H20M59S</meta:editing-duration>
    <meta:editing-cycles>2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5" meta:word-count="112" meta:character-count="735" meta:non-whitespace-character-count="645"/>
  </office:meta>
</office:document-meta>
</file>